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ugusta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9">
            <text:p>1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27">
            <text:p>2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85">
            <text:p>8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5">
            <text:p>1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43">
            <text:p>443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82">
            <text:p>182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153">
            <text:p>15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40">
            <text:p>4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680">
            <text:p>680</text:p>
          </table:table-cell>
          <table:table-cell table:style-name="ce23" office:value-type="float" office:value="10">
            <text:p>1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1110">
            <text:p>1110</text:p>
          </table:table-cell>
          <table:table-cell table:style-name="ce23" office:value-type="float" office:value="17">
            <text:p>1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1553">
            <text:p>1553</text:p>
          </table:table-cell>
          <table:table-cell table:style-name="ce23" office:value-type="float" office:value="21">
            <text:p>2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